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3ceaa7" style:text-blinking="false" fo:background-color="transparent" style:font-size-asian="12pt" style:font-size-complex="12pt"/>
    </style:style>
    <style:style style:name="P2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3bf264" style:text-blinking="false" fo:background-color="transparent" style:font-size-asian="12pt" style:font-size-complex="12pt"/>
    </style:style>
    <style:style style:name="P3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3c8a97" style:text-blinking="false" fo:background-color="transparent" style:font-size-asian="12pt" style:font-size-complex="12pt"/>
    </style:style>
    <style:style style:name="P4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40fc81" style:text-blinking="false" fo:background-color="transparent" style:font-size-asian="12pt" style:font-size-complex="12pt"/>
    </style:style>
    <style:style style:name="P5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42ab8f" style:text-blinking="false" fo:background-color="transparent" style:font-size-asian="12pt" style:font-size-complex="12pt"/>
    </style:style>
    <style:style style:name="P6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455256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" fo:font-size="12pt" style:text-underline-style="none" officeooo:paragraph-rsid="003ceaa7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" fo:font-size="12pt" style:text-underline-style="none" officeooo:paragraph-rsid="00455256" style:text-blinking="false" fo:background-color="transparent" style:font-size-asian="12pt" style:font-size-complex="12pt"/>
    </style:style>
    <style:style style:name="P9" style:family="paragraph" style:parent-style-name="Text_20_body">
      <style:text-properties style:font-name="Liberation Serif" fo:font-size="12pt" officeooo:paragraph-rsid="003bf264" style:font-size-asian="12pt" style:font-size-complex="12pt"/>
    </style:style>
    <style:style style:name="P10" style:family="paragraph" style:parent-style-name="Text_20_body">
      <style:text-properties style:font-name="Liberation Serif" fo:font-size="12pt" officeooo:paragraph-rsid="003c8a9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3ceaa7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3ceaa7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3c8a97" style:text-blinking="false" fo:background-color="transparent" style:font-size-asian="12pt" style:font-size-complex="12pt"/>
    </style:style>
    <style:style style:name="P14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2904e3" officeooo:paragraph-rsid="003bf264" style:text-blinking="false" fo:background-color="transparent" style:font-size-asian="12pt" style:font-size-complex="12pt"/>
    </style:style>
    <style:style style:name="T1" style:family="text">
      <style:text-properties officeooo:rsid="003bf264"/>
    </style:style>
    <style:style style:name="T2" style:family="text">
      <style:text-properties fo:font-style="normal" fo:font-weight="normal"/>
    </style:style>
    <style:style style:name="T3" style:family="text">
      <style:text-properties fo:font-style="normal" fo:font-weight="normal" officeooo:rsid="003bf264"/>
    </style:style>
    <style:style style:name="T4" style:family="text">
      <style:text-properties fo:font-style="normal" fo:font-weight="normal" officeooo:rsid="003f20bd"/>
    </style:style>
    <style:style style:name="T5" style:family="text">
      <style:text-properties fo:font-style="normal" fo:font-weight="normal" officeooo:rsid="00452047"/>
    </style:style>
    <style:style style:name="T6" style:family="text">
      <style:text-properties fo:font-style="normal" fo:font-weight="normal" officeooo:rsid="003f20bd" style:font-weight-asian="bold" style:font-weight-complex="bold"/>
    </style:style>
    <style:style style:name="T7" style:family="text">
      <style:text-properties officeooo:rsid="0042ab8f"/>
    </style:style>
    <style:style style:name="T8" style:family="text">
      <style:text-properties officeooo:rsid="004447bd"/>
    </style:style>
    <style:style style:name="T9" style:family="text">
      <style:text-properties officeooo:rsid="0040fc81"/>
    </style:style>
    <style:style style:name="T10" style:family="text">
      <style:text-properties officeooo:rsid="0045204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# Database <text:span text:style-name="T1">chaussuresBDD</text:span></text:p>
      <text:p text:style-name="P2"># ------------------------------------------------------------</text:p>
      <text:p text:style-name="P9"/>
      <text:p text:style-name="P2">CREATE DATABASE `<text:span text:style-name="T1">chaussuresBDD</text:span>` DEFAULT CHARACTER SET = `utf8`;</text:p>
      <text:p text:style-name="P2">USE `<text:span text:style-name="T1">chaussuresBDD</text:span>`;</text:p>
      <text:p text:style-name="P2"/>
      <text:p text:style-name="P2"># Table <text:span text:style-name="T1">marque</text:span></text:p>
      <text:p text:style-name="P2"># ------------------------------------------------------------</text:p>
      <text:p text:style-name="P9"/>
      <text:p text:style-name="P7"><text:span text:style-name="T2">CREATE TABLE `</text:span><text:span text:style-name="T3">marque</text:span><text:span text:style-name="T2">` (</text:span></text:p>
      <text:p text:style-name="P1">`id` int(11) unsigned NOT NULL AUTO_INCREMENT,</text:p>
      <text:p text:style-name="P1">`nom` varchar(255) NOT NULL,</text:p>
      <text:p text:style-name="P1">PRIMARY KEY (`id`)</text:p>
      <text:p text:style-name="P2">) ENGINE=InnoDB DEFAULT CHARSET=utf8;</text:p>
      <text:p text:style-name="P2"/>
      <text:p text:style-name="P2"># Table <text:span text:style-name="T1">couleur</text:span></text:p>
      <text:p text:style-name="P2"># ------------------------------------------------------------</text:p>
      <text:p text:style-name="P9"/>
      <text:p text:style-name="P7"><text:span text:style-name="T2">CREATE TABLE `</text:span><text:span text:style-name="T3">couleur</text:span><text:span text:style-name="T2">` (</text:span></text:p>
      <text:p text:style-name="P1">`id` int(11) unsigned NOT NULL AUTO_INCREMENT,</text:p>
      <text:p text:style-name="P1">`nom` varchar(255) NOT NULL,</text:p>
      <text:p text:style-name="P1">PRIMARY KEY (`id`)</text:p>
      <text:p text:style-name="P2">) ENGINE=InnoDB DEFAULT CHARSET=utf8;</text:p>
      <text:p text:style-name="P2"/>
      <text:p text:style-name="P2"># Table <text:span text:style-name="T1">pointure</text:span></text:p>
      <text:p text:style-name="P2"># ------------------------------------------------------------</text:p>
      <text:p text:style-name="P9"/>
      <text:p text:style-name="P7"><text:span text:style-name="T2">CREATE TABLE `</text:span><text:span text:style-name="T3">pointure</text:span><text:span text:style-name="T2">` (</text:span></text:p>
      <text:p text:style-name="P1">`id` int(11) unsigned NOT NULL AUTO_INCREMENT,</text:p>
      <text:p text:style-name="P1">`nom` varchar(255) NOT NULL,</text:p>
      <text:p text:style-name="P1">PRIMARY KEY (`id`)</text:p>
      <text:p text:style-name="P2">) ENGINE=InnoDB DEFAULT CHARSET=utf8;</text:p>
      <text:p text:style-name="P2"/>
      <text:p text:style-name="P2"># Table <text:span text:style-name="T1">clients</text:span></text:p>
      <text:p text:style-name="P2"># ------------------------------------------------------------</text:p>
      <text:p text:style-name="P9"/>
      <text:p text:style-name="P7"><text:span text:style-name="T2">CREATE TABLE `</text:span><text:span text:style-name="T3">client</text:span><text:span text:style-name="T4">s</text:span><text:span text:style-name="T2">` (</text:span></text:p>
      <text:p text:style-name="P7"><text:span text:style-name="T2">`id` int(11) unsigned NOT NUL</text:span><text:span text:style-name="T5">L AUTO_INCREMENT</text:span><text:span text:style-name="T2">,</text:span></text:p>
      <text:p text:style-name="P1">`nom` varchar(255) NOT NULL,</text:p>
      <text:p text:style-name="P1">`prenom` varchar(255) NOT NULL,</text:p>
      <text:p text:style-name="P1">`email` varchar(255) NOT NULL,</text:p>
      <text:p text:style-name="P1"><text:soft-page-break/>`adresse_livraison` varchar(255) NOT NULL,</text:p>
      <text:p text:style-name="P1">PRIMARY KEY (`id`)</text:p>
      <text:p text:style-name="P2">) ENGINE=InnoDB DEFAULT CHARSET=utf8;</text:p>
      <text:p text:style-name="P2"/>
      <text:p text:style-name="P3"># Table <text:span text:style-name="T1">chaussures</text:span></text:p>
      <text:p text:style-name="P3"># ------------------------------------------------------------</text:p>
      <text:p text:style-name="P10"/>
      <text:p text:style-name="P7"><text:span text:style-name="T2">CREATE TABLE `</text:span><text:span text:style-name="T3">chaussure</text:span><text:span text:style-name="T4">s</text:span><text:span text:style-name="T2">` (</text:span></text:p>
      <text:p text:style-name="P4">`id` int(11) unsigned NOT NULL,</text:p>
      <text:p text:style-name="P5">`<text:span text:style-name="T7">modele</text:span>` varchar(255) NOT NULL,</text:p>
      <text:p text:style-name="P5">`<text:span text:style-name="T7">prix</text:span>` <text:span text:style-name="T7">decimal</text:span>(<text:span text:style-name="T7">5,2</text:span>) NOT NULL,</text:p>
      <text:p text:style-name="P1">`id_marque` int(11) unsigned NOT NULL,</text:p>
      <text:p text:style-name="P1">`id_couleur` int(11) unsigned NOT NULL,</text:p>
      <text:p text:style-name="P1">`id_pointure` int(11) unsigned NOT NULL,</text:p>
      <text:p text:style-name="P8"><text:span text:style-name="T2">PRIMARY KEY (`i</text:span><text:span text:style-name="T5">d</text:span><text:span text:style-name="T2">`, `id_</text:span><text:span text:style-name="T4">marque</text:span><text:span text:style-name="T2">`</text:span><text:span text:style-name="T4">, `id_couleur`, </text:span><text:span text:style-name="T6">`id_pointure`</text:span><text:span text:style-name="T2">),</text:span></text:p>
      <text:p text:style-name="P1">KEY `fk_marque` (`id_marque`),</text:p>
      <text:p text:style-name="P3">KEY `fk_couleur` (`id_couleur`),</text:p>
      <text:p text:style-name="P3">KEY `fk_pointure` (`id_pointure`),</text:p>
      <text:p text:style-name="P1">CONSTRAINT `fk_couleur` FOREIGN KEY (`id_couleur`) REFERENCES `couleur` (`id`),</text:p>
      <text:p text:style-name="P1">CONSTRAINT `fk_marque` FOREIGN KEY (`id_marque`) REFERENCES `marque` (`id`),</text:p>
      <text:p text:style-name="P1">CONSTRAINT `fk_pointure` FOREIGN KEY (`id_pointure`) REFERENCES `pointure` (`id`)</text:p>
      <text:p text:style-name="P3">) ENGINE=InnoDB DEFAULT CHARSET=utf8;</text:p>
      <text:p text:style-name="P3"/>
      <text:p text:style-name="P3"># Table <text:span text:style-name="T1">commandes</text:span></text:p>
      <text:p text:style-name="P3"># ------------------------------------------------------------</text:p>
      <text:p text:style-name="P10"/>
      <text:p text:style-name="P1">CREATE TABLE `<text:span text:style-name="T8">commandes</text:span>` (</text:p>
      <text:p text:style-name="P3">`id_chaussure<text:span text:style-name="T9">s</text:span>` int(11) unsigned NOT NULL,</text:p>
      <text:p text:style-name="P3">`id_client<text:span text:style-name="T9">s</text:span>` int(11) unsigned NOT NULL,</text:p>
      <text:p text:style-name="P6">PRIMARY KEY (`i<text:span text:style-name="T10">d_chaussures</text:span>`, `i<text:span text:style-name="T10">d_clients</text:span>`),</text:p>
      <text:p text:style-name="P3">KEY `fk_chaussure<text:span text:style-name="T9">s</text:span>` (`id_chaussure<text:span text:style-name="T9">s</text:span>`),</text:p>
      <text:p text:style-name="P3">KEY `fk_client<text:span text:style-name="T9">s</text:span>` (`id_client<text:span text:style-name="T9">s</text:span>`),</text:p>
      <text:p text:style-name="P3">CONSTRAINT `fk_chaussure<text:span text:style-name="T9">s</text:span>` FOREIGN KEY (`id_chaussure<text:span text:style-name="T9">s</text:span>`) REFERENCES `chaussure<text:span text:style-name="T9">s</text:span>` (`id`),</text:p>
      <text:p text:style-name="P1">CONSTRAINT `fk_client<text:span text:style-name="T9">s</text:span>` FOREIGN KEY (`id_client<text:span text:style-name="T9">s</text:span>`) REFERENCES `client<text:span text:style-name="T9">s</text:span>` (`id`)</text:p>
      <text:p text:style-name="P11">) ENGINE=InnoDB DEFAULT CHARSET=utf8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22:51:09.454806215</meta:creation-date>
    <dc:date>2019-09-03T22:53:10.805282389</dc:date>
    <meta:editing-duration>PT2M1S</meta:editing-duration>
    <meta:editing-cycles>1</meta:editing-cycles>
    <meta:document-statistic meta:table-count="0" meta:image-count="0" meta:object-count="0" meta:page-count="2" meta:paragraph-count="63" meta:word-count="260" meta:character-count="2440" meta:non-whitespace-character-count="2243"/>
    <meta:generator>LibreOffice/6.0.7.3$Linux_X86_64 LibreOffice_project/00m0$Build-3</meta:generator>
  </office:meta>
</office:document-meta>
</file>